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C0000006F39FB11B6648095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egreya" svg:font-family="Alegreya" style:font-family-generic="roman" style:font-pitch="variable"/>
    <style:font-face style:name="Alegreya Medium" svg:font-family="'Alegreya Medium'" style:font-family-generic="roman" style:font-pitch="variable"/>
    <style:font-face style:name="Alegreya SemiBold" svg:font-family="'Alegreya SemiBold'" style:font-family-generic="roman" style:font-pitch="variable"/>
    <style:font-face style:name="Arial" svg:font-family="Arial" style:font-family-generic="roman" style:font-pitch="variable"/>
    <style:font-face style:name="Calibri" svg:font-family="Calibri" style:font-family-generic="roman" style:font-pitch="variable"/>
    <style:font-face style:name="Oswald" svg:font-family="Oswald" style:font-family-generic="roman" style:font-pitch="variable"/>
    <style:font-face style:name="Oswald Light" svg:font-family="'Oswald Light'"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Alegreya Medium1" svg:font-family="'Alegreya Medium'" style:font-family-generic="system" style:font-pitch="variable"/>
    <style:font-face style:name="Alegreya SemiBold1" svg:font-family="'Alegreya SemiBold'"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Oswald Light1" svg:font-family="'Oswald Light'"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margin-left="0in" fo:margin-right="0in" fo:text-indent="0in" style:auto-text-indent="false" fo:break-before="auto" fo:break-after="auto"/>
    </style:style>
    <style:style style:name="P3" style:family="paragraph" style:parent-style-name="Standard">
      <style:paragraph-properties fo:margin-left="0in" fo:margin-right="0in" fo:text-align="center" style:justify-single-word="false" fo:text-indent="0in" style:auto-text-indent="false" fo:break-before="auto" fo:break-after="auto"/>
    </style:style>
    <style:style style:name="P4" style:family="paragraph" style:parent-style-name="Standard">
      <style:paragraph-properties fo:margin-left="0in" fo:margin-right="0in" fo:margin-top="0.0555in" fo:margin-bottom="0in" loext:contextual-spacing="false" fo:line-height="100%" fo:text-indent="0in" style:auto-text-indent="false">
        <style:tab-stops>
          <style:tab-stop style:position="6.2835in" style:type="right"/>
        </style:tab-stops>
      </style:paragraph-properties>
    </style:style>
    <style:style style:name="P5" style:family="paragraph" style:parent-style-name="Standard">
      <style:paragraph-properties fo:margin-left="0in" fo:margin-right="0in" fo:margin-top="0.139in" fo:margin-bottom="0in" loext:contextual-spacing="false" fo:line-height="100%" fo:text-indent="0in" style:auto-text-indent="false">
        <style:tab-stops>
          <style:tab-stop style:position="6.2835in" style:type="right"/>
        </style:tab-stops>
      </style:paragraph-properties>
    </style:style>
    <style:style style:name="P6" style:family="paragraph" style:parent-style-name="Standard">
      <style:paragraph-properties fo:margin-left="0in" fo:margin-right="0in" fo:margin-top="0.139in" fo:margin-bottom="0.0555in" loext:contextual-spacing="false" fo:line-height="100%" fo:text-indent="0in" style:auto-text-indent="false">
        <style:tab-stops>
          <style:tab-stop style:position="6.2835in" style:type="right"/>
        </style:tab-stops>
      </style:paragraph-properties>
    </style:style>
    <style:style style:name="P7" style:family="paragraph" style:parent-style-name="Standard">
      <style:paragraph-properties fo:margin-left="0.25in" fo:margin-right="0in" fo:margin-top="0.0417in" fo:margin-bottom="0in" loext:contextual-spacing="false" fo:line-height="100%" fo:text-indent="0in" style:auto-text-indent="false">
        <style:tab-stops>
          <style:tab-stop style:position="6.2835in" style:type="right"/>
        </style:tab-stops>
      </style:paragraph-properties>
    </style:style>
    <style:style style:name="P8" style:family="paragraph" style:parent-style-name="Standard">
      <style:paragraph-properties fo:margin-left="0.5in" fo:margin-right="0in" fo:margin-top="0.0417in" fo:margin-bottom="0in" loext:contextual-spacing="false" fo:line-height="100%" fo:text-indent="0in" style:auto-text-indent="false">
        <style:tab-stops>
          <style:tab-stop style:position="6.2835in" style:type="right"/>
        </style:tab-stops>
      </style:paragraph-properties>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align="start" style:justify-single-word="false" fo:text-indent="0in" style:auto-text-indent="false"/>
      <style:text-properties style:font-name="Calibri" fo:font-size="13pt" fo:font-weight="bold" style:font-name-asian="Calibri1" style:font-size-asian="13pt" style:font-weight-asian="bold" style:font-name-complex="Calibri1" style:font-size-complex="13pt"/>
    </style:style>
    <style:style style:name="P12" style:family="paragraph" style:parent-style-name="Standard">
      <style:paragraph-properties fo:margin-left="0in" fo:margin-right="0in" fo:text-align="end" style:justify-single-word="false" fo:text-indent="0in" style:auto-text-indent="false" fo:break-before="auto" fo:break-after="auto"/>
    </style:style>
    <style:style style:name="P13" style:family="paragraph" style:parent-style-name="Standard">
      <style:paragraph-properties fo:margin-left="0.5in" fo:margin-right="0in" fo:text-indent="-0.25in" style:auto-text-indent="false"/>
      <style:text-properties style:font-name="Alegreya SemiBold" style:font-name-asian="Alegreya SemiBold1" style:font-name-complex="Alegreya SemiBold1"/>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1">
      <style:paragraph-properties fo:margin-left="0.5in" fo:margin-right="0in" fo:margin-top="0in" fo:margin-bottom="0in" loext:contextual-spacing="false" fo:text-indent="-0.25in" style:auto-text-indent="false"/>
    </style:style>
    <style:style style:name="P16" style:family="paragraph" style:parent-style-name="Standard">
      <style:paragraph-properties fo:margin-left="0in" fo:margin-right="-0.028in" fo:margin-top="0in" fo:margin-bottom="0.111in" loext:contextual-spacing="false" fo:line-height="108%" fo:text-align="start" style:justify-single-word="false" fo:text-indent="0in" style:auto-text-indent="false" fo:break-before="auto" fo:break-after="auto">
        <style:tab-stops>
          <style:tab-stop style:position="3.4374in" style:type="center"/>
          <style:tab-stop style:position="4.2291in"/>
        </style:tab-stops>
      </style:paragraph-properties>
    </style:style>
    <style:style style:name="P17" style:family="paragraph" style:parent-style-name="Standard">
      <style:paragraph-properties fo:margin-left="0in" fo:margin-right="0.1807in" fo:margin-top="0in" fo:margin-bottom="0.111in" loext:contextual-spacing="false" fo:line-height="30%" fo:text-align="start" style:justify-single-word="false" fo:text-indent="0in" style:auto-text-indent="false" fo:break-before="auto" fo:break-after="auto">
        <style:tab-stops>
          <style:tab-stop style:position="3.1598in" style:type="center"/>
          <style:tab-stop style:position="4.0402in"/>
        </style:tab-stops>
      </style:paragraph-properties>
    </style:style>
    <style:style style:name="P18" style:family="paragraph" style:parent-style-name="Standard" style:master-page-name="First_20_Page">
      <style:paragraph-properties style:page-number="1" fo:break-before="auto" fo:break-after="auto"/>
    </style:style>
    <style:style style:name="P19" style:family="paragraph" style:parent-style-name="Heading_20_2" style:list-style-name="WWNum1">
      <style:paragraph-properties fo:margin-left="0.5in" fo:margin-right="0in" fo:text-indent="-0.25in" style:auto-text-indent="false"/>
    </style:style>
    <style:style style:name="P20" style:family="paragraph" style:parent-style-name="Heading_20_1">
      <style:paragraph-properties fo:margin-left="0in" fo:margin-right="0in" fo:text-indent="0.5in" style:auto-text-indent="false"/>
    </style:style>
    <style:style style:name="P21" style:family="paragraph" style:parent-style-name="Heading_20_1" style:list-style-name="WWNum2">
      <style:paragraph-properties fo:margin-left="0.5in" fo:margin-right="0in" fo:text-indent="-0.25in" style:auto-text-indent="false"/>
    </style:style>
    <style:style style:name="P22" style:family="paragraph" style:parent-style-name="Heading_20_1" style:list-style-name="WWNum1">
      <style:paragraph-properties fo:margin-left="0.5in" fo:margin-right="0in" fo:text-indent="-0.25in" style:auto-text-indent="false"/>
    </style:style>
    <style:style style:name="P23" style:family="paragraph" style:parent-style-name="Heading_20_1" style:list-style-name="WWNum1">
      <style:paragraph-properties fo:margin-left="0.5in" fo:margin-right="0in" fo:margin-top="0.0693in" fo:margin-bottom="0in" loext:contextual-spacing="false" fo:text-indent="-0.25in" style:auto-text-indent="false"/>
    </style:style>
    <style:style style:name="P24" style:family="paragraph" style:parent-style-name="Heading_20_1" style:list-style-name="WWNum1">
      <style:paragraph-properties fo:margin-left="0.5in" fo:margin-right="0in" fo:margin-top="0in" fo:margin-bottom="0in" loext:contextual-spacing="false" fo:text-indent="-0.25in" style:auto-text-indent="false"/>
    </style:style>
    <style:style style:name="P25" style:family="paragraph" style:parent-style-name="Heading_20_1" style:list-style-name="WWNum1">
      <style:paragraph-properties fo:margin-left="0.5in" fo:margin-right="0in" fo:margin-top="0in" fo:margin-bottom="0.0693in" loext:contextual-spacing="false" fo:text-indent="-0.25in" style:auto-text-indent="false"/>
    </style:style>
    <style:style style:name="P26" style:family="paragraph" style:parent-style-name="Heading_20_1">
      <style:paragraph-properties fo:margin-left="0.4917in" fo:margin-right="0in" fo:text-indent="0in" style:auto-text-indent="false"/>
    </style:style>
    <style:style style:name="P27" style:family="paragraph" style:parent-style-name="Heading_20_3" style:list-style-name="WWNum1">
      <style:paragraph-properties fo:margin-left="0.5in" fo:margin-right="0in" fo:text-indent="-0.25in" style:auto-text-indent="false"/>
    </style:style>
    <style:style style:name="T1" style:family="text">
      <style:text-properties style:font-name="Calibri" fo:font-size="13pt" fo:font-weight="bold" style:font-name-asian="Calibri1" style:font-size-asian="13pt" style:font-weight-asian="bold" style:font-name-complex="Calibri1" style:font-size-complex="13pt"/>
    </style:style>
    <style:style style:name="T2" style:family="text">
      <style:text-properties style:font-name="Calibri" fo:font-size="6pt" fo:font-weight="bold" style:font-name-asian="Calibri1" style:font-size-asian="6pt" style:font-weight-asian="bold" style:font-name-complex="Calibri1" style:font-size-complex="6pt"/>
    </style:style>
    <style:style style:name="T3" style:family="text">
      <style:text-properties style:font-name="Calibri" fo:font-weight="bold" style:font-name-asian="Calibri1" style:font-weight-asian="bold" style:font-name-complex="Calibri1"/>
    </style:style>
    <style:style style:name="T4" style:family="text">
      <style:text-properties style:font-name="Calibri" style:font-name-asian="Calibri1" style:font-name-complex="Calibri1"/>
    </style:style>
    <style:style style:name="T5" style:family="text">
      <style:text-properties style:font-name="Calibri" fo:font-size="12pt" style:font-name-asian="Calibri1" style:font-size-asian="12pt" style:font-name-complex="Calibri1" style:font-size-complex="12pt"/>
    </style:style>
    <style:style style:name="T6" style:family="text">
      <style:text-properties fo:font-weight="bold" style:font-weight-asian="bold"/>
    </style:style>
    <style:style style:name="T7" style:family="text">
      <style:text-properties style:font-name="Alegreya SemiBold" fo:font-weight="normal" style:font-name-asian="Alegreya SemiBold1" style:font-weight-asian="normal" style:font-name-complex="Alegreya SemiBold1"/>
    </style:style>
    <style:style style:name="T8" style:family="text">
      <style:text-properties style:font-name="Alegreya SemiBold" fo:font-size="15pt" fo:font-weight="normal" style:font-name-asian="Alegreya SemiBold1" style:font-size-asian="15pt" style:font-weight-asian="normal" style:font-name-complex="Alegreya SemiBold1" style:font-size-complex="15pt"/>
    </style:style>
    <style:style style:name="T9" style:family="text">
      <style:text-properties fo:font-style="italic" style:font-style-asian="italic"/>
    </style:style>
    <style:style style:name="T10" style:family="text">
      <style:text-properties fo:font-size="14pt" style:font-size-asian="14pt" style:font-size-complex="14pt"/>
    </style:style>
    <style:style style:name="T11" style:family="text">
      <style:text-properties style:font-name="Alegreya" style:font-name-asian="Alegreya1" style:font-name-complex="Alegreya1"/>
    </style:style>
    <style:style style:name="T12" style:family="text">
      <style:text-properties style:text-underline-style="none"/>
    </style:style>
    <style:style style:name="T13" style:family="text">
      <style:text-properties style:font-name="Oswald" fo:font-size="12pt" style:text-underline-style="solid" style:text-underline-width="auto" style:text-underline-color="font-color" style:font-name-asian="Oswald1" style:font-size-asian="12pt" style:font-name-complex="Oswald1" style:font-size-complex="12pt"/>
    </style:style>
    <style:style style:name="T14" style:family="text">
      <style:text-properties style:font-name="Oswald Light" fo:font-size="12pt" style:text-underline-style="solid" style:text-underline-width="auto" style:text-underline-color="font-color" style:font-name-asian="Oswald Light1" style:font-size-asian="12pt" style:font-name-complex="Oswald Light1" style:font-size-complex="12pt"/>
    </style:style>
    <style:style style:name="T15" style:family="text">
      <style:text-properties style:font-name="Oswald Light" fo:font-size="9pt" style:font-name-asian="Oswald Light1" style:font-size-asian="9pt" style:font-name-complex="Oswald Light1" style:font-size-complex="9pt"/>
    </style:style>
    <style:style style:name="T16" style:family="text">
      <style:text-properties fo:color="#8496b0" style:font-name="Calibri" fo:font-size="12pt" style:font-name-asian="Calibri1" style:font-size-asian="12pt" style:font-name-complex="Calibri1" style:font-size-complex="12pt"/>
    </style:style>
    <style:style style:name="T17" style:family="text">
      <style:text-properties fo:color="#323e4f" style:font-name="Calibri" fo:font-size="12pt" style:font-name-asian="Calibri1" style:font-size-asian="12pt" style:font-name-complex="Calibri1" style:font-size-complex="12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png" text:anchor-type="char" svg:x="-0.0146in" svg:y="0.1665in" svg:width="8.2811in" svg:height="0.9346in" draw:z-index="0"><draw:image xlink:href="Pictures/10000201000003DC0000006F39FB11B66480955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
      <text:p text:style-name="P2"/>
      <text:p text:style-name="P3"><text:span text:style-name="T1">ÍNDICE DE CONTENIDOS</text:span></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33e3s2rxy2xg" text:style-name="Index_20_Link" text:visited-style-name="Index_20_Link"><text:span text:style-name="T3">Resumen</text:span></text:a><text:span text:style-name="T3"><text:tab/>3</text:span></text:p>
          <text:p text:style-name="P5"><text:a xlink:type="simple" xlink:href="#_2jvzp6ao4p7o" text:style-name="Index_20_Link" text:visited-style-name="Index_20_Link"><text:span text:style-name="T3">Extended Abstract</text:span></text:a><text:span text:style-name="T3"><text:tab/>3</text:span></text:p>
          <text:p text:style-name="P5"><text:a xlink:type="simple" xlink:href="#_wuasfgx60x13" text:style-name="Index_20_Link" text:visited-style-name="Index_20_Link"><text:span text:style-name="T3">Resumen.</text:span></text:a><text:span text:style-name="T3"><text:tab/>4</text:span></text:p>
          <text:p text:style-name="P5"><text:a xlink:type="simple" xlink:href="#_c2v140jj1naf" text:style-name="Index_20_Link" text:visited-style-name="Index_20_Link"><text:span text:style-name="T3">Introducción</text:span></text:a><text:span text:style-name="T3"><text:tab/>4</text:span></text:p>
          <text:p text:style-name="P5"><text:a xlink:type="simple" xlink:href="#_pvx4eq5usdlh" text:style-name="Index_20_Link" text:visited-style-name="Index_20_Link"><text:span text:style-name="T3">Estado del arte</text:span></text:a><text:span text:style-name="T3"><text:tab/>4</text:span></text:p>
          <text:p text:style-name="P7"><text:a xlink:type="simple" xlink:href="#_re33iw7g4e90" text:style-name="Index_20_Link" text:visited-style-name="Index_20_Link"><text:span text:style-name="T4">¿En qué consiste?</text:span></text:a><text:span text:style-name="T4"><text:tab/>4</text:span></text:p>
          <text:p text:style-name="P8"><text:a xlink:type="simple" xlink:href="#_55lqx2nr0sz7" text:style-name="Index_20_Link" text:visited-style-name="Index_20_Link"><text:span text:style-name="T4">Alternativas</text:span></text:a><text:span text:style-name="T4"><text:tab/>4</text:span></text:p>
          <text:p text:style-name="P7"><text:a xlink:type="simple" xlink:href="#_l0k6nl5v4kch" text:style-name="Index_20_Link" text:visited-style-name="Index_20_Link"><text:span text:style-name="T4">Software</text:span></text:a><text:span text:style-name="T4"><text:tab/>4</text:span></text:p>
          <text:p text:style-name="P8"><text:a xlink:type="simple" xlink:href="#_awju13vkefdk" text:style-name="Index_20_Link" text:visited-style-name="Index_20_Link"><text:span text:style-name="T4">Frontend</text:span></text:a><text:span text:style-name="T4"><text:tab/>4</text:span></text:p>
          <text:p text:style-name="P8"><text:a xlink:type="simple" xlink:href="#_7kfp2ns9o79d" text:style-name="Index_20_Link" text:visited-style-name="Index_20_Link"><text:span text:style-name="T4">React</text:span></text:a><text:span text:style-name="T4"><text:tab/>4</text:span></text:p>
          <text:p text:style-name="P8"><text:a xlink:type="simple" xlink:href="#_13u4su3bgflp" text:style-name="Index_20_Link" text:visited-style-name="Index_20_Link"><text:span text:style-name="T4">HTML</text:span></text:a><text:span text:style-name="T4"><text:tab/></text:span>4</text:p>
          <text:p text:style-name="P8"><text:a xlink:type="simple" xlink:href="#_orrn04k67hsk" text:style-name="Index_20_Link" text:visited-style-name="Index_20_Link">CSS</text:a><text:tab/>4</text:p>
          <text:p text:style-name="P8"><text:a xlink:type="simple" xlink:href="#_rpqswgcgv5rj" text:style-name="Index_20_Link" text:visited-style-name="Index_20_Link">Javascript</text:a><text:tab/>4</text:p>
          <text:p text:style-name="P8"><text:a xlink:type="simple" xlink:href="#_pnt1cinap6zq" text:style-name="Index_20_Link" text:visited-style-name="Index_20_Link">Boostrap</text:a><text:tab/>4</text:p>
          <text:p text:style-name="P8"><text:soft-page-break/><text:a xlink:type="simple" xlink:href="#_awijqduu48nq" text:style-name="Index_20_Link" text:visited-style-name="Index_20_Link">Node.js</text:a><text:tab/>4</text:p>
          <text:p text:style-name="P8"><text:a xlink:type="simple" xlink:href="#_2oflpzw9d1vo" text:style-name="Index_20_Link" text:visited-style-name="Index_20_Link">Backend</text:a><text:tab/>4</text:p>
          <text:p text:style-name="P8"><text:a xlink:type="simple" xlink:href="#_8ky9yqxrwaa" text:style-name="Index_20_Link" text:visited-style-name="Index_20_Link">Flask</text:a><text:tab/>4</text:p>
          <text:p text:style-name="P8"><text:a xlink:type="simple" xlink:href="#_azc4746zs7mi" text:style-name="Index_20_Link" text:visited-style-name="Index_20_Link">Python</text:a><text:tab/>4</text:p>
          <text:p text:style-name="P8"><text:a xlink:type="simple" xlink:href="#_32u82nszal91" text:style-name="Index_20_Link" text:visited-style-name="Index_20_Link">Blender API</text:a><text:tab/>4</text:p>
          <text:p text:style-name="P5"><text:a xlink:type="simple" xlink:href="#_tzf6bgdk63r9" text:style-name="Index_20_Link" text:visited-style-name="Index_20_Link"><text:span text:style-name="T6">Análisis de objetivos y metodología</text:span></text:a><text:span text:style-name="T6"><text:tab/>4</text:span></text:p>
          <text:p text:style-name="P5"><text:a xlink:type="simple" xlink:href="#_cw4cm0tj3az6" text:style-name="Index_20_Link" text:visited-style-name="Index_20_Link"><text:span text:style-name="T6">Diseño y resolución del trabajo realizado</text:span></text:a><text:span text:style-name="T6"><text:tab/>5</text:span></text:p>
          <text:p text:style-name="P7"><text:a xlink:type="simple" xlink:href="#_w4mj3k7lnoti" text:style-name="Index_20_Link" text:visited-style-name="Index_20_Link">Casos de uso</text:a><text:tab/>5</text:p>
          <text:p text:style-name="P8"><text:a xlink:type="simple" xlink:href="#_1h81rts5vtf2" text:style-name="Index_20_Link" text:visited-style-name="Index_20_Link">Casos de uso relacionados con el usuario</text:a><text:tab/>5</text:p>
          <text:p text:style-name="P7"><text:a xlink:type="simple" xlink:href="#_fdnqn5y50e7x" text:style-name="Index_20_Link" text:visited-style-name="Index_20_Link">Dominio</text:a><text:tab/>5</text:p>
          <text:p text:style-name="P7"><text:a xlink:type="simple" xlink:href="#_2ww4opuj4j9j" text:style-name="Index_20_Link" text:visited-style-name="Index_20_Link">Base de datos</text:a><text:tab/>5</text:p>
          <text:p text:style-name="P7"><text:a xlink:type="simple" xlink:href="#_ty39kaoudgqo" text:style-name="Index_20_Link" text:visited-style-name="Index_20_Link">Arquitectura del sistema</text:a><text:tab/>5</text:p>
          <text:p text:style-name="P8"><text:a xlink:type="simple" xlink:href="#_20rkrek9r9tx" text:style-name="Index_20_Link" text:visited-style-name="Index_20_Link">Frontend</text:a><text:tab/>5</text:p>
          <text:p text:style-name="P8"><text:a xlink:type="simple" xlink:href="#_l09sn3bv5el6" text:style-name="Index_20_Link" text:visited-style-name="Index_20_Link">Backend</text:a><text:tab/>5</text:p>
          <text:p text:style-name="P7"><text:a xlink:type="simple" xlink:href="#_7s52wbqhmqkt" text:style-name="Index_20_Link" text:visited-style-name="Index_20_Link">Pruebas</text:a><text:tab/>5</text:p>
          <text:p text:style-name="P5"><text:a xlink:type="simple" xlink:href="#_r20brfmp6cqf" text:style-name="Index_20_Link" text:visited-style-name="Index_20_Link"><text:span text:style-name="T6">Conclusiones y vías futuras</text:span></text:a><text:span text:style-name="T6"><text:tab/>5</text:span></text:p>
          <text:p text:style-name="P7"><text:a xlink:type="simple" xlink:href="#_3p3dfxwoq6qz" text:style-name="Index_20_Link" text:visited-style-name="Index_20_Link">Conclusiones</text:a><text:tab/>5</text:p>
          <text:p text:style-name="P7"><text:a xlink:type="simple" xlink:href="#_naprhegg8u11" text:style-name="Index_20_Link" text:visited-style-name="Index_20_Link">Trabajo futuro</text:a><text:tab/>5</text:p>
          <text:p text:style-name="P5"><text:a xlink:type="simple" xlink:href="#_elzkeqodwoqa" text:style-name="Index_20_Link" text:visited-style-name="Index_20_Link"><text:span text:style-name="T6">Bibliografía</text:span></text:a><text:span text:style-name="T6"><text:tab/>5</text:span></text:p>
          <text:p text:style-name="P6"><text:a xlink:type="simple" xlink:href="#_866whmrhbb74" text:style-name="Index_20_Link" text:visited-style-name="Index_20_Link"><text:span text:style-name="T6">Manual de usuario</text:span></text:a><text:span text:style-name="T6"><text:tab/>5</text:span></text:p>
        </text:index-body>
      </text:table-of-content>
      <text:p text:style-name="P20"><text:bookmark text:name="_68vsydksl2w"/></text:p>
      <text:p text:style-name="P10"><text:soft-page-break/><text:span text:style-name="T1">ÍNDICE DE FIGURAS</text:span></text:p>
      <text:p text:style-name="P11"/>
      <text:list xml:id="list3726377158" text:style-name="WWNum2">
        <text:list-item>
          <text:p text:style-name="P21"><text:bookmark text:name="_33e3s2rxy2xg"/><text:span text:style-name="T7">Resumen</text:span></text:p>
        </text:list-item>
      </text:list>
      <text:p text:style-name="P9">La era de la información es un hecho. Solo basta con levantar la cabeza y observar a tu alrededor durante un corto período de tiempo para darnos cuenta que somos uña y carne con la tecnología. Cantidades ingentes de datos generados/procesados por segundo, avances tecnológicos que avanzan a un ritmo descomunal y el uso de dispositivos electrónicos en nuestras vidas son algunos de los hechos que confirman la importancia del sector <text:s/>de la tecnología en nuestro día a día.</text:p>
      <text:p text:style-name="P9"/>
      <text:p text:style-name="P9">Si nos paramos a pensar el amplio ámbito o dominios de aplicación de estos avances, así como las aplicaciones concretas, pasando por el uso diario de un ser humano estándar hasta las grandes empresas multimillonarias, daremos con una lista prácticamente infinita. Pero centrándonos en una de las grandes industrias que se benefician y apoyan en estos avances es la industria de los videojuegos.</text:p>
      <text:p text:style-name="P9"/>
      <text:p text:style-name="P9">Minecraft, con sus más de 200 millones de copias vendidas en sus distintas plataformas y versiones, se convierte en el videojuego más vendido de la historia de los videojuegos, dejando atrás títulos clásicos y mundialmente conocidos como <text:span text:style-name="T9">Tetris</text:span> o <text:span text:style-name="T9">Pac-Man</text:span>, los cuales en sus días asentaron las bases de esta gran industria.</text:p>
      <text:p text:style-name="P9"/>
      <text:p text:style-name="P9">Y no es de extrañar que tras el videojuego más vendido de la industria existan numerosas formas de rentabilizar la actividad desmesurada de los jugadores en estos últimos 10 años, y es aquí dónde entran los servidores dedicados, capaces de alojar de forma simultánea hasta 80 mil jugadores cada uno, dónde existen todo tipo de modalidades pasando por el comercio, tradeo de bienes, profesiones remuneradas, sector inmobiliario, pilla-pilla, batallas campales… entre otra larga e infinita lista de posibilidades limitada únicamente por la creatividad de los desarrolladores de estos grandes servidores.</text:p>
      <text:p text:style-name="P9"/>
      <text:p text:style-name="P9">En ellos, y siendo cada vez más específicos, existe una tarea como es la replicar grandes escenarios/figuras con las limitaciones de texturas del juego, ya que el entorno del juego consiste en un mundo 3D dividido en bloques(o <text:span text:style-name="T9">voxels</text:span>, que no son más que píxeles<text:span text:style-name="T9"> </text:span>en 3D) texturizados con imágenes de 16x16 píxeles. Debido a estas restricciones, estas tareas suelen ser <text:s/>trabajos muy laboriosos que conllevan un gran esfuerzo de prueba y error hasta determinar la forma y las texturas correctas para replicar grandes creaciones, sin hablar del tiempo que todo esto conlleva<office:annotation office:name="__Annotation__300_1879476199"><dc:creator>David Domínguez</dc:creator><dc:date>2022-05-31T14:34:32</dc:date><text:p><text:span text:style-name="T18">añadir referencia</text:span></text:p></office:annotation>(existen mapas creados que han llevado tiempos de desarrollo de hasta 3 años de manera continúa).<office:annotation-end office:name="__Annotation__300_1879476199"/></text:p>
      <text:p text:style-name="P9"/>
      <text:p text:style-name="P9">Y aquí entra en juego (nunca mejor dicho) este proyecto: recrear estos escenarios/figuras en Minecraft <text:s/>de la forma más fiable posible en cuanto a forma, diseño y texturizado se refiere(atendiendo a un modelo 3D dado como input), consiguiendo así una generación de bloques en el juego que pueda ser construída en cuestión de minutos.</text:p>
      <text:p text:style-name="P9"/>
      <text:p text:style-name="P9">Este proyecto cuenta con un <text:span text:style-name="T9">frontend</text:span> el cual renderiza el modelo pasado como input, y permite seleccionar distintos parámetros de configuración que se aplicarán a la hora de <text:span text:style-name="T9">voxelizar</text:span> y texturizar dicho modelo en el <text:span text:style-name="T9">backend</text:span> de la aplicación.</text:p>
      <text:p text:style-name="P9"/>
      <text:list xml:id="list80814891551327" text:continue-numbering="true" text:style-name="WWNum2">
        <text:list-item>
          <text:p text:style-name="P21"><text:bookmark text:name="_2jvzp6ao4p7o"/><text:span text:style-name="T7">Extended Abstract</text:span></text:p>
        </text:list-item>
      </text:list>
      <text:p text:style-name="P13"/>
      <text:list xml:id="list3972988506" text:style-name="WWNum1">
        <text:list-item>
          <text:p text:style-name="P23"><text:bookmark text:name="_wuasfgx60x13"/><text:span text:style-name="T7">Resumen.</text:span></text:p>
        </text:list-item>
        <text:list-item>
          <text:p text:style-name="P24"><text:bookmark text:name="_c2v140jj1naf"/><text:span text:style-name="T7">Introducción</text:span></text:p>
        </text:list-item>
        <text:list-item>
          <text:p text:style-name="P25"><text:bookmark text:name="_pvx4eq5usdlh"/><text:soft-page-break/>Estado <text:span text:style-name="T7">del arte</text:span></text:p>
        </text:list-item>
      </text:list>
      <text:p text:style-name="P9">A continuación se explicará la finalidad de este proyecto atendiendo a la necesidad de la que surge, el objetivo y ventajas de este y otras alternativas existentes en el mercado con el mismo fin, así como las diferencias que existen entre los distintos proyectos y cómo pretendemos mejorarlos.</text:p>
      <text:list xml:id="list80815301968677" text:continue-numbering="true" text:style-name="WWNum1">
        <text:list-item>
          <text:list>
            <text:list-item>
              <text:p text:style-name="P19"><text:bookmark text:name="_re33iw7g4e90"/>¿En qué consiste?</text:p>
            </text:list-item>
          </text:list>
        </text:list-item>
      </text:list>
      <text:p text:style-name="P9">Este proyecto surge de la necesidad de los <text:span text:style-name="T9">builders</text:span> de los servidores de Minecraft de replicar <text:s/>figuras y/o entornos (cómo podría ser la Estatua de la Libertad o un palacio) de forma precisa en formas y texturas sin que esta tarea suponga un tiempo excesivo para estos trabajadores. </text:p>
      <text:p text:style-name="P9"/>
      <text:p text:style-name="P9">La idea es que para los usuarios sea lo más simple posible el uso de esta herramienta, es por ello que esta aplicación se consume a través de una web la cual renderiza el modelo 3D dado como input, las texturas que este tiene y permite la selección de distintos parámetros de configuración que serán de utilidad de cara a obtener resultados más precisos. Una vez se haya configurado esto, simplemente se enviarán los datos el backend de la aplicación(a través de un <text:span text:style-name="T9">endpoint</text:span>), el cuál ejecutará distintos procesos y algoritmos y devolverá el nuevo modelo generado que se visualizará de nuevo en la zona de renderización de la página web.</text:p>
      <text:p text:style-name="P9"/>
      <text:p text:style-name="P9"><office:annotation office:name="__Annotation__340_1879476199"><dc:creator>David Domínguez</dc:creator><dc:date>2022-05-31T15:01:16</dc:date><text:p><text:span text:style-name="T18">Resolcuión, zonas inconexas....</text:span></text:p></office:annotation>COMENTAR PARÁMETROS<office:annotation-end office:name="__Annotation__340_1879476199"/></text:p>
      <text:list xml:id="list80816714776181" text:continue-numbering="true" text:style-name="WWNum1">
        <text:list-item>
          <text:list>
            <text:list-item>
              <text:list>
                <text:list-item>
                  <text:p text:style-name="P27"><text:bookmark text:name="_55lqx2nr0sz7"/>Alternativas</text:p>
                </text:list-item>
              </text:list>
            </text:list-item>
          </text:list>
        </text:list-item>
      </text:list>
      <text:p text:style-name="P9">En el mercado podemos encontrar distintas aplicaciones que dado como input una imagen en 2D genere un <text:span text:style-name="T9">pixel-art</text:span> con los bloques disponibles en el juego. Pero en cuanto a modelos en 3D, no existe ninguna otra aplicación que realice este mismo trabajo para un entorno tridimensional. </text:p>
      <text:p text:style-name="P9"/>
      <text:p text:style-name="P9">Las ventajas encontradas respecto a la forma manual se basan en uno de los bienes más preciados existentes, el tiempo. Hablamos de construcciones que pueden llevar desde unas horas a varios años, reduciendo estos largos plazos de tiempo a unos pocos minutos agilizando así estas tareas y por tanto reduciendo los costes de los distintos proyectos de los ya antes mencionados servidores masivos de la comunidad de Minecraft.</text:p>
      <text:list xml:id="list80816630987563" text:continue-numbering="true" text:style-name="WWNum1">
        <text:list-item>
          <text:list>
            <text:list-item>
              <text:p text:style-name="P19"><text:bookmark text:name="_l0k6nl5v4kch"/>Software</text:p>
              <text:list>
                <text:list-item>
                  <text:p text:style-name="P27"><text:bookmark text:name="_awju13vkefdk"/>Frontend</text:p>
                  <text:list>
                    <text:list-item>
                      <text:p text:style-name="P27"><text:bookmark text:name="_7kfp2ns9o79d"/>React</text:p>
                      <text:list>
                        <text:list-item>
                          <text:p text:style-name="P27"><text:bookmark text:name="_13u4su3bgflp"/>HTML</text:p>
                        </text:list-item>
                        <text:list-item>
                          <text:p text:style-name="P27"><text:bookmark text:name="_orrn04k67hsk"/>CSS</text:p>
                        </text:list-item>
                        <text:list-item>
                          <text:p text:style-name="P27"><text:bookmark text:name="_rpqswgcgv5rj"/>Javascript</text:p>
                        </text:list-item>
                        <text:list-item>
                          <text:p text:style-name="P27"><text:bookmark text:name="_pnt1cinap6zq"/>Boostrap</text:p>
                        </text:list-item>
                      </text:list>
                    </text:list-item>
                    <text:list-item>
                      <text:p text:style-name="P27"><text:bookmark text:name="_awijqduu48nq"/>Node.js</text:p>
                    </text:list-item>
                  </text:list>
                </text:list-item>
                <text:list-item>
                  <text:p text:style-name="P27"><text:bookmark text:name="_2oflpzw9d1vo"/>Backend</text:p>
                  <text:list>
                    <text:list-item>
                      <text:p text:style-name="P27"><text:bookmark text:name="_8ky9yqxrwaa"/><text:soft-page-break/>Flask</text:p>
                    </text:list-item>
                    <text:list-item>
                      <text:p text:style-name="P27"><text:bookmark text:name="_azc4746zs7mi"/>Python</text:p>
                    </text:list-item>
                    <text:list-item>
                      <text:p text:style-name="P27"><text:bookmark text:name="_32u82nszal91"/>Blender API</text:p>
                    </text:list-item>
                  </text:list>
                </text:list-item>
              </text:list>
            </text:list-item>
          </text:list>
        </text:list-item>
        <text:list-item>
          <text:p text:style-name="P23"><text:bookmark text:name="_tzf6bgdk63r9"/><text:span text:style-name="T7">Análisis de objetivos y metodología</text:span></text:p>
          <text:list>
            <text:list-item>
              <text:p text:style-name="P14">Objetivos</text:p>
            </text:list-item>
            <text:list-item>
              <text:p text:style-name="P15">Metodología</text:p>
            </text:list-item>
          </text:list>
        </text:list-item>
        <text:list-item>
          <text:p text:style-name="P25"><text:bookmark text:name="_cw4cm0tj3az6"/><text:span text:style-name="T7">Diseño y resolución del trabajo realizado</text:span></text:p>
          <text:list>
            <text:list-item>
              <text:p text:style-name="P19"><text:bookmark text:name="_w4mj3k7lnoti"/>Casos de uso</text:p>
              <text:list>
                <text:list-item>
                  <text:p text:style-name="P27"><text:bookmark text:name="_1h81rts5vtf2"/>Casos de uso relacionados con el usuario</text:p>
                </text:list-item>
              </text:list>
            </text:list-item>
            <text:list-item>
              <text:p text:style-name="P19"><text:bookmark text:name="_fdnqn5y50e7x"/>Dominio</text:p>
            </text:list-item>
            <text:list-item>
              <text:p text:style-name="P19"><text:bookmark text:name="_2ww4opuj4j9j"/>Base de datos</text:p>
            </text:list-item>
            <text:list-item>
              <text:p text:style-name="P19"><text:bookmark text:name="_ty39kaoudgqo"/>Arquitectura del sistema</text:p>
              <text:list>
                <text:list-item>
                  <text:p text:style-name="P27"><text:bookmark text:name="_20rkrek9r9tx"/>Frontend</text:p>
                </text:list-item>
                <text:list-item>
                  <text:p text:style-name="P27"><text:bookmark text:name="_l09sn3bv5el6"/>Backend</text:p>
                </text:list-item>
              </text:list>
            </text:list-item>
            <text:list-item>
              <text:p text:style-name="P19"><text:bookmark text:name="_7s52wbqhmqkt"/>Pruebas</text:p>
            </text:list-item>
          </text:list>
        </text:list-item>
        <text:list-item>
          <text:p text:style-name="P22"><text:bookmark text:name="_r20brfmp6cqf"/><text:span text:style-name="T7">Conclusiones y vías futuras</text:span></text:p>
          <text:list>
            <text:list-item>
              <text:p text:style-name="P19"><text:bookmark text:name="_3p3dfxwoq6qz"/>Conclusiones</text:p>
            </text:list-item>
            <text:list-item>
              <text:p text:style-name="P19"><text:bookmark text:name="_naprhegg8u11"/>Trabajo futuro</text:p>
            </text:list-item>
          </text:list>
        </text:list-item>
        <text:list-item>
          <text:p text:style-name="P22"><text:bookmark text:name="_elzkeqodwoqa"/><text:span text:style-name="T7">Bibliografía</text:span></text:p>
        </text:list-item>
      </text:list>
      <text:p text:style-name="P26"><text:bookmark text:name="_866whmrhbb74"/>Manual de usu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egreya" svg:font-family="Alegreya" style:font-family-generic="roman" style:font-pitch="variable"/>
    <style:font-face style:name="Alegreya Medium" svg:font-family="'Alegreya Medium'" style:font-family-generic="roman" style:font-pitch="variable"/>
    <style:font-face style:name="Alegreya SemiBold" svg:font-family="'Alegreya SemiBold'" style:font-family-generic="roman" style:font-pitch="variable"/>
    <style:font-face style:name="Arial" svg:font-family="Arial" style:font-family-generic="roman" style:font-pitch="variable"/>
    <style:font-face style:name="Calibri" svg:font-family="Calibri" style:font-family-generic="roman" style:font-pitch="variable"/>
    <style:font-face style:name="Oswald" svg:font-family="Oswald" style:font-family-generic="roman" style:font-pitch="variable"/>
    <style:font-face style:name="Oswald Light" svg:font-family="'Oswald Light'"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Alegreya Medium1" svg:font-family="'Alegreya Medium'" style:font-family-generic="system" style:font-pitch="variable"/>
    <style:font-face style:name="Alegreya SemiBold1" svg:font-family="'Alegreya SemiBold'"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Oswald Light1" svg:font-family="'Oswald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none"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none"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align="justify" style:justify-single-word="false" fo:text-indent="0.196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margin-top="0.0693in" fo:margin-bottom="0.0693in" loext:contextual-spacing="false" fo:line-height="100%" fo:keep-together="always" fo:text-indent="-0.25in" style:auto-text-indent="false" fo:keep-with-next="always"/>
      <style:text-properties style:font-name="Alegreya SemiBold" fo:font-family="'Alegreya SemiBold'" style:font-family-generic="roman" style:font-pitch="variable" fo:font-size="15pt" style:font-name-asian="Alegreya SemiBold1" style:font-family-asian="'Alegreya SemiBold'" style:font-family-generic-asian="system" style:font-pitch-asian="variable" style:font-size-asian="15pt" style:font-name-complex="Alegreya SemiBold1" style:font-family-complex="'Alegreya SemiBold'"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1in" fo:margin-right="0in" fo:margin-top="0.0693in" fo:margin-bottom="0.0693in" loext:contextual-spacing="false" fo:line-height="100%" fo:keep-together="always" fo:text-indent="-0.25in" style:auto-text-indent="false" fo:keep-with-next="always"/>
      <style:text-properties style:font-name="Alegreya Medium" fo:font-family="'Alegreya Medium'" style:font-family-generic="roman" style:font-pitch="variable" fo:font-size="14pt" style:font-name-asian="Alegreya Medium1" style:font-family-asian="'Alegreya Medium'" style:font-family-generic-asian="system" style:font-pitch-asian="variable" style:font-size-asian="14pt" style:font-name-complex="Alegreya Medium1" style:font-family-complex="'Alegreya Medium'"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9839in" fo:margin-right="0in" fo:margin-top="0.0693in" fo:margin-bottom="0.0693in" loext:contextual-spacing="false" fo:line-height="100%" fo:keep-together="always" fo:text-indent="-0.25in" style:auto-text-indent="false" fo:keep-with-next="always"/>
      <style:text-properties style:font-name="Alegreya" fo:font-family="Alegreya" style:font-family-generic="roman" style:font-pitch="variable" fo:font-size="14pt" style:font-name-asian="Alegreya1" style:font-family-asian="Alegreya" style:font-family-generic-asian="system" style:font-pitch-asian="variable" style:font-size-asian="14pt" style:font-name-complex="Alegreya1" style:font-family-complex="Alegreya"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keep-together="always" fo:text-indent="0in" style:auto-text-indent="false" fo:break-before="auto" fo:break-after="auto" fo:keep-with-next="always"/>
      <style:text-properties fo:color="#666666" fo:font-size="12pt" fo:font-style="italic" style:text-underline-style="solid" style:text-underline-width="auto" style:text-underline-color="font-color" fo:font-weight="bold" style:font-size-asian="12pt" style:font-style-asian="italic" style:font-weight-asian="bold"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278in" fo:margin-bottom="0.0835in" loext:contextual-spacing="false" fo:line-height="100%" fo:keep-together="always" fo:break-before="auto" fo:break-after="auto" fo:keep-with-next="always"/>
      <style:text-properties style:font-name="Alegreya" fo:font-family="Alegreya" style:font-family-generic="roman" style:font-pitch="variable" fo:font-size="24pt" fo:font-weight="bold" style:font-name-asian="Alegreya1" style:font-family-asian="Alegreya" style:font-family-generic-asian="system" style:font-pitch-asian="variable" style:font-size-asian="24pt" style:font-weight-asian="bold" style:font-name-complex="Alegreya1" style:font-family-complex="Alegreya"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legreya SemiBold" fo:font-family="'Alegreya SemiBold'" style:font-family-generic="roman" style:font-pitch="variable" style:text-underline-style="none" fo:font-weight="normal"/>
    </style:style>
    <style:style style:name="ListLabel_20_2" style:display-name="ListLabel 2" style:family="text">
      <style:text-properties fo:font-size="14pt" style:text-underline-style="none"/>
    </style:style>
    <style:style style:name="ListLabel_20_3" style:display-name="ListLabel 3" style:family="text">
      <style:text-properties style:font-name="Alegreya" fo:font-family="Alegreya" style:font-family-generic="roman" style:font-pitch="variable"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legreya SemiBold" fo:font-family="'Alegreya SemiBold'" style:font-family-generic="roman" style:font-pitch="variable" fo:font-size="15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align="end" style:justify-single-word="false" fo:text-indent="0in" style:auto-text-indent="false" fo:break-before="auto" fo:break-after="auto"/>
    </style:style>
    <style:style style:name="MP2" style:family="paragraph" style:parent-style-name="Standard">
      <style:paragraph-properties fo:margin-left="0in" fo:margin-right="-0.028in" fo:margin-top="0in" fo:margin-bottom="0.111in" loext:contextual-spacing="false" fo:line-height="108%" fo:text-align="start" style:justify-single-word="false" fo:text-indent="0in" style:auto-text-indent="false" fo:break-before="auto" fo:break-after="auto">
        <style:tab-stops>
          <style:tab-stop style:position="3.4374in" style:type="center"/>
          <style:tab-stop style:position="4.2291in"/>
        </style:tab-stops>
      </style:paragraph-properties>
    </style:style>
    <style:style style:name="MP3" style:family="paragraph" style:parent-style-name="Standard">
      <style:paragraph-properties fo:margin-left="0in" fo:margin-right="0.1807in" fo:margin-top="0in" fo:margin-bottom="0.111in" loext:contextual-spacing="false" fo:line-height="30%" fo:text-align="start" style:justify-single-word="false" fo:text-indent="0in" style:auto-text-indent="false" fo:break-before="auto" fo:break-after="auto">
        <style:tab-stops>
          <style:tab-stop style:position="3.1598in" style:type="center"/>
          <style:tab-stop style:position="4.0402in"/>
        </style:tab-stops>
      </style:paragraph-properties>
    </style:style>
    <style:style style:name="MP4" style:family="paragraph" style:parent-style-name="Standard">
      <style:paragraph-properties fo:break-before="auto" fo:break-after="auto"/>
    </style:style>
    <style:style style:name="MT1" style:family="text">
      <style:text-properties style:font-name="Oswald" fo:font-size="12pt" style:text-underline-style="solid" style:text-underline-width="auto" style:text-underline-color="font-color" style:font-name-asian="Oswald1" style:font-size-asian="12pt" style:font-name-complex="Oswald1" style:font-size-complex="12pt"/>
    </style:style>
    <style:style style:name="MT2" style:family="text">
      <style:text-properties style:font-name="Oswald Light" fo:font-size="12pt" style:text-underline-style="solid" style:text-underline-width="auto" style:text-underline-color="font-color" style:font-name-asian="Oswald Light1" style:font-size-asian="12pt" style:font-name-complex="Oswald Light1" style:font-size-complex="12pt"/>
    </style:style>
    <style:style style:name="MT3" style:family="text">
      <style:text-properties style:font-name="Calibri" fo:font-size="12pt" style:font-name-asian="Calibri1" style:font-size-asian="12pt" style:font-name-complex="Calibri1" style:font-size-complex="12pt"/>
    </style:style>
    <style:style style:name="MT4" style:family="text">
      <style:text-properties fo:color="#8496b0" style:font-name="Calibri" fo:font-size="12pt" style:font-name-asian="Calibri1" style:font-size-asian="12pt" style:font-name-complex="Calibri1" style:font-size-complex="12pt"/>
    </style:style>
    <style:style style:name="MT5" style:family="text">
      <style:text-properties fo:color="#323e4f" style:font-name="Calibri" fo:font-size="12pt" style:font-name-asian="Calibri1" style:font-size-asian="12pt" style:font-name-complex="Calibri1" style:font-size-complex="12pt"/>
    </style:style>
    <style:page-layout style:name="Mpm1">
      <style:page-layout-properties fo:page-width="8.2681in" fo:page-height="11.6929in" style:num-format="1" style:print-orientation="portrait" fo:margin-top="0.5in" fo:margin-bottom="0.4917in" fo:margin-left="0.9839in" fo:margin-right="1in"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oxeliza-Me <text:s text:c="97"/></text:span><text:span text:style-name="MT2">Grado en Ingeniería Informática</text:span></text:p>
      </style:header>
      <style:footer>
        <text:p text:style-name="MP2"><text:span text:style-name="MT3">___________________________________________________________________________</text:span></text:p>
        <text:p text:style-name="MP3"><text:span text:style-name="MT3">David Domínguez Zapata</text:span><text:span text:style-name="MT4"><text:tab/> <text:s/><text:tab/><text:tab/> <text:s text:c="20"/>Página </text:span><text:page-number text:select-page="current">7</text:page-number><text:span text:style-name="MT5"><text:s/>| </text:span><text:page-count>7</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
      </style:header>
      <style:footer>
        <text:p text:style-name="MP4"/>
      </style:footer>
    </style:master-page>
    <style:master-page style:name="Converted3" style:page-layout-name="Mpm3" style:next-style-name="Converted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7" meta:paragraph-count="88" meta:word-count="1032" meta:character-count="6438" meta:non-whitespace-character-count="5401"/>
    <meta:generator>LibreOfficeDev/6.0.5.2$Linux_X86_64 LibreOffice_project/</meta:generator>
  </office:meta>
</office:document-meta>
</file>